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3827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1.4953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9547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1.4374in"/>
    </style:style>
    <style:style style:name="co15" style:family="table-column">
      <style:table-column-properties fo:break-before="auto" style:column-width="1.1098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1.389in"/>
    </style:style>
    <style:style style:name="co18" style:family="table-column">
      <style:table-column-properties fo:break-before="auto" style:column-width="0.9256in"/>
    </style:style>
    <style:style style:name="co19" style:family="table-column">
      <style:table-column-properties fo:break-before="auto" style:column-width="1.3602in"/>
    </style:style>
    <style:style style:name="co20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0.9646in"/>
    </style:style>
    <style:style style:name="co22" style:family="table-column">
      <style:table-column-properties fo:break-before="auto" style:column-width="1.3409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1.3984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4661in"/>
    </style:style>
    <style:style style:name="co27" style:family="table-column">
      <style:table-column-properties fo:break-before="auto" style:column-width="1.4756in"/>
    </style:style>
    <style:style style:name="co28" style:family="table-column">
      <style:table-column-properties fo:break-before="auto" style:column-width="1.3799in"/>
    </style:style>
    <style:style style:name="co29" style:family="table-column">
      <style:table-column-properties fo:break-before="auto" style:column-width="1.428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8437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6772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1772in" fo:break-before="auto" style:use-optimal-row-height="false"/>
    </style:style>
    <style:style style:name="ta1" style:family="table" style:master-page-name="PageStyle_5f_Input_20_Data">
      <style:table-properties table:display="true" style:writing-mode="lr-tb"/>
    </style:style>
    <style:style style:name="ta2" style:family="table" style:master-page-name="PageStyle_5f_SHOW_20_LABEL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 style:data-style-name="N120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0">
      <style:table-cell-properties style:text-align-source="fix" style:repeat-content="false" fo:wrap-option="wrap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4" office:value-type="string">
            <text:p>This sheet is the raw data from the entries on the website</text:p>
          </table:table-cell>
          <table:table-cell table:style-name="ce4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NO</text:p>
          </table:table-cell>
          <table:table-cell table:style-name="ce5" office:value-type="string">
            <text:p>Artist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medium 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5" office:value-type="string">
            <text:p>phone</text:p>
          </table:table-cell>
          <table:table-cell table:style-name="ce8" office:value-type="string">
            <text:p>check</text:p>
          </table:table-cell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2" office:value-type="string">
            <text:p>1</text:p>
          </table:table-cell>
          <table:table-cell office:value-type="string">
            <text:p>Geraldine Dorfi</text:p>
          </table:table-cell>
          <table:table-cell office:value-type="string">
            <text:p>Earth Signals</text:p>
          </table:table-cell>
          <table:table-cell office:value-type="string">
            <text:p>Acrylic</text:p>
          </table:table-cell>
          <table:table-cell office:value-type="string">
            <text:p>$300</text:p>
          </table:table-cell>
          <table:table-cell office:value-type="string">
            <text:p>14x18</text:p>
          </table:table-cell>
          <table:table-cell office:value-type="string">
            <text:p>Geraldine Dorfi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]+1" office:value-type="float" office:value="2">
            <text:p>2</text:p>
          </table:table-cell>
          <table:table-cell office:value-type="string">
            <text:p>Geraldine Dorfi</text:p>
          </table:table-cell>
          <table:table-cell office:value-type="string">
            <text:p>Moving Energy</text:p>
          </table:table-cell>
          <table:table-cell office:value-type="string">
            <text:p>Acrylic</text:p>
          </table:table-cell>
          <table:table-cell office:value-type="string">
            <text:p>$300</text:p>
          </table:table-cell>
          <table:table-cell office:value-type="string">
            <text:p>14x18</text:p>
          </table:table-cell>
          <table:table-cell office:value-type="string">
            <text:p>Geraldine Dorfi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]+1" office:value-type="float" office:value="3">
            <text:p>3</text:p>
          </table:table-cell>
          <table:table-cell office:value-type="string">
            <text:p>Sherma Lewis</text:p>
          </table:table-cell>
          <table:table-cell office:value-type="string">
            <text:p>Things Are Looking Up</text:p>
          </table:table-cell>
          <table:table-cell office:value-type="string">
            <text:p>Watercolor</text:p>
          </table:table-cell>
          <table:table-cell office:value-type="string">
            <text:p>$267</text:p>
          </table:table-cell>
          <table:table-cell office:value-type="string">
            <text:p>9" x 12"</text:p>
          </table:table-cell>
          <table:table-cell office:value-type="string">
            <text:p>Sherma Lewis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]+1" office:value-type="float" office:value="4">
            <text:p>4</text:p>
          </table:table-cell>
          <table:table-cell office:value-type="string">
            <text:p>Sherma Lewis</text:p>
          </table:table-cell>
          <table:table-cell office:value-type="string">
            <text:p>Lake Murray Boat Dock</text:p>
          </table:table-cell>
          <table:table-cell office:value-type="string">
            <text:p>Watercolor</text:p>
          </table:table-cell>
          <table:table-cell office:value-type="string">
            <text:p>$248</text:p>
          </table:table-cell>
          <table:table-cell office:value-type="string">
            <text:p>10" x 10"</text:p>
          </table:table-cell>
          <table:table-cell office:value-type="string">
            <text:p>Sherma Lewis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]+1" office:value-type="float" office:value="5">
            <text:p>5</text:p>
          </table:table-cell>
          <table:table-cell office:value-type="string">
            <text:p>Sandra Seckington</text:p>
          </table:table-cell>
          <table:table-cell office:value-type="string">
            <text:p>Canyon de Chelly</text:p>
          </table:table-cell>
          <table:table-cell office:value-type="string">
            <text:p>Watercolor</text:p>
          </table:table-cell>
          <table:table-cell office:value-type="string">
            <text:p>$650</text:p>
          </table:table-cell>
          <table:table-cell office:value-type="string">
            <text:p>Image: <text:s/>14X21; <text:s/>Framed: <text:s/>22X28</text:p>
          </table:table-cell>
          <table:table-cell office:value-type="string">
            <text:p>Sandra Seckington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]+1" office:value-type="float" office:value="6">
            <text:p>6</text:p>
          </table:table-cell>
          <table:table-cell office:value-type="string">
            <text:p>Jo Ann Bray</text:p>
          </table:table-cell>
          <table:table-cell office:value-type="string">
            <text:p>Good Morning Coffee</text:p>
          </table:table-cell>
          <table:table-cell office:value-type="string">
            <text:p>Oil</text:p>
          </table:table-cell>
          <table:table-cell office:value-type="string">
            <text:p>$495</text:p>
          </table:table-cell>
          <table:table-cell office:value-type="string">
            <text:p>24" X 24"</text:p>
          </table:table-cell>
          <table:table-cell office:value-type="string">
            <text:p>Jo Ann Bray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8]+1" office:value-type="float" office:value="7">
            <text:p>7</text:p>
          </table:table-cell>
          <table:table-cell office:value-type="string">
            <text:p>Jo Ann Bray</text:p>
          </table:table-cell>
          <table:table-cell office:value-type="string">
            <text:p>Studio</text:p>
          </table:table-cell>
          <table:table-cell office:value-type="string">
            <text:p>Oil</text:p>
          </table:table-cell>
          <table:table-cell office:value-type="string">
            <text:p>$250</text:p>
          </table:table-cell>
          <table:table-cell office:value-type="string">
            <text:p>11" X 14"</text:p>
          </table:table-cell>
          <table:table-cell office:value-type="string">
            <text:p>Jo Ann Bray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9]+1" office:value-type="float" office:value="8">
            <text:p>8</text:p>
          </table:table-cell>
          <table:table-cell office:value-type="string">
            <text:p>Constance Grace</text:p>
          </table:table-cell>
          <table:table-cell office:value-type="string">
            <text:p>Girl with the Blue Face</text:p>
          </table:table-cell>
          <table:table-cell office:value-type="string">
            <text:p>Other</text:p>
          </table:table-cell>
          <table:table-cell office:value-type="string">
            <text:p>$100</text:p>
          </table:table-cell>
          <table:table-cell office:value-type="string">
            <text:p>nan</text:p>
          </table:table-cell>
          <table:table-cell office:value-type="string">
            <text:p>Constance Grace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0]+1" office:value-type="float" office:value="9">
            <text:p>9</text:p>
          </table:table-cell>
          <table:table-cell office:value-type="string">
            <text:p>Sharon Meng</text:p>
          </table:table-cell>
          <table:table-cell office:value-type="string">
            <text:p>Fantasy Mushrooms</text:p>
          </table:table-cell>
          <table:table-cell office:value-type="string">
            <text:p>Mixed Media</text:p>
          </table:table-cell>
          <table:table-cell office:value-type="string">
            <text:p>$85</text:p>
          </table:table-cell>
          <table:table-cell office:value-type="string">
            <text:p>8"x10"</text:p>
          </table:table-cell>
          <table:table-cell office:value-type="string">
            <text:p>Sharon Meng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1]+1" office:value-type="float" office:value="10">
            <text:p>10</text:p>
          </table:table-cell>
          <table:table-cell office:value-type="string">
            <text:p>Paul KOCALIS</text:p>
          </table:table-cell>
          <table:table-cell office:value-type="string">
            <text:p>RICARDO "EL MATADOR" MAYORGA</text:p>
          </table:table-cell>
          <table:table-cell office:value-type="string">
            <text:p>Oil</text:p>
          </table:table-cell>
          <table:table-cell office:value-type="string">
            <text:p>$ 2500.00</text:p>
          </table:table-cell>
          <table:table-cell office:value-type="string">
            <text:p>24 X 30</text:p>
          </table:table-cell>
          <table:table-cell office:value-type="string">
            <text:p>Paul KOCALIS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2]+1" office:value-type="float" office:value="11">
            <text:p>11</text:p>
          </table:table-cell>
          <table:table-cell office:value-type="string">
            <text:p>Sunny Borkat</text:p>
          </table:table-cell>
          <table:table-cell office:value-type="string">
            <text:p>Frog Shade</text:p>
          </table:table-cell>
          <table:table-cell office:value-type="string">
            <text:p>Watercolor</text:p>
          </table:table-cell>
          <table:table-cell office:value-type="string">
            <text:p>$120</text:p>
          </table:table-cell>
          <table:table-cell office:value-type="string">
            <text:p>9x12</text:p>
          </table:table-cell>
          <table:table-cell office:value-type="string">
            <text:p>Sunny Borkat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3]+1" office:value-type="float" office:value="12">
            <text:p>12</text:p>
          </table:table-cell>
          <table:table-cell office:value-type="string">
            <text:p>Glenda Richter</text:p>
          </table:table-cell>
          <table:table-cell office:value-type="string">
            <text:p>Squaring the Circle</text:p>
          </table:table-cell>
          <table:table-cell office:value-type="string">
            <text:p>Collage</text:p>
          </table:table-cell>
          <table:table-cell office:value-type="string">
            <text:p>$140</text:p>
          </table:table-cell>
          <table:table-cell office:value-type="string">
            <text:p>22X30</text:p>
          </table:table-cell>
          <table:table-cell office:value-type="string">
            <text:p>Glenda Richter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4]+1" office:value-type="float" office:value="13">
            <text:p>13</text:p>
          </table:table-cell>
          <table:table-cell office:value-type="string">
            <text:p>Drew Bandish</text:p>
          </table:table-cell>
          <table:table-cell office:value-type="string">
            <text:p>Marston House Plein Air</text:p>
          </table:table-cell>
          <table:table-cell office:value-type="string">
            <text:p>Watercolor</text:p>
          </table:table-cell>
          <table:table-cell office:value-type="string">
            <text:p>$894</text:p>
          </table:table-cell>
          <table:table-cell office:value-type="string">
            <text:p>11x14"</text:p>
          </table:table-cell>
          <table:table-cell office:value-type="string">
            <text:p>Drew Bandish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5]+1" office:value-type="float" office:value="14">
            <text:p>14</text:p>
          </table:table-cell>
          <table:table-cell office:value-type="string">
            <text:p>Jami Wright</text:p>
          </table:table-cell>
          <table:table-cell office:value-type="string">
            <text:p>Palm Desert Spring</text:p>
          </table:table-cell>
          <table:table-cell office:value-type="string">
            <text:p>Watercolor</text:p>
          </table:table-cell>
          <table:table-cell office:value-type="string">
            <text:p>$450</text:p>
          </table:table-cell>
          <table:table-cell office:value-type="string">
            <text:p>22x28</text:p>
          </table:table-cell>
          <table:table-cell office:value-type="string">
            <text:p>Jami Wright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6]+1" office:value-type="float" office:value="15">
            <text:p>15</text:p>
          </table:table-cell>
          <table:table-cell office:value-type="string">
            <text:p>Susanne Hubble</text:p>
          </table:table-cell>
          <table:table-cell office:value-type="string">
            <text:p>Silver Polish</text:p>
          </table:table-cell>
          <table:table-cell office:value-type="string">
            <text:p>Color Pencil / Graphite</text:p>
          </table:table-cell>
          <table:table-cell office:value-type="string">
            <text:p>$85</text:p>
          </table:table-cell>
          <table:table-cell office:value-type="string">
            <text:p>8 x 10</text:p>
          </table:table-cell>
          <table:table-cell office:value-type="string">
            <text:p>Susanne Hubble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7]+1" office:value-type="float" office:value="16">
            <text:p>16</text:p>
          </table:table-cell>
          <table:table-cell office:value-type="string">
            <text:p>Paul White</text:p>
          </table:table-cell>
          <table:table-cell office:value-type="string">
            <text:p>First Bloom</text:p>
          </table:table-cell>
          <table:table-cell office:value-type="string">
            <text:p>Acrylic</text:p>
          </table:table-cell>
          <table:table-cell office:value-type="string">
            <text:p>$225</text:p>
          </table:table-cell>
          <table:table-cell office:value-type="string">
            <text:p>8 " X 10 "</text:p>
          </table:table-cell>
          <table:table-cell office:value-type="string">
            <text:p>Paul White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8]+1" office:value-type="float" office:value="17">
            <text:p>17</text:p>
          </table:table-cell>
          <table:table-cell office:value-type="string">
            <text:p>Paul White</text:p>
          </table:table-cell>
          <table:table-cell office:value-type="string">
            <text:p>Careful when touching</text:p>
          </table:table-cell>
          <table:table-cell office:value-type="string">
            <text:p>Acrylic</text:p>
          </table:table-cell>
          <table:table-cell office:value-type="string">
            <text:p>$225</text:p>
          </table:table-cell>
          <table:table-cell office:value-type="string">
            <text:p>x</text:p>
          </table:table-cell>
          <table:table-cell office:value-type="string">
            <text:p>Paul White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19]+1" office:value-type="float" office:value="18">
            <text:p>18</text:p>
          </table:table-cell>
          <table:table-cell office:value-type="string">
            <text:p>Lyle Rennick</text:p>
          </table:table-cell>
          <table:table-cell office:value-type="string">
            <text:p>Main Beach Boardwalk</text:p>
          </table:table-cell>
          <table:table-cell office:value-type="string">
            <text:p>Oil</text:p>
          </table:table-cell>
          <table:table-cell office:value-type="string">
            <text:p>$720</text:p>
          </table:table-cell>
          <table:table-cell office:value-type="string">
            <text:p>16x20</text:p>
          </table:table-cell>
          <table:table-cell office:value-type="string">
            <text:p>Lyle Rennick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0]+1" office:value-type="float" office:value="19">
            <text:p>19</text:p>
          </table:table-cell>
          <table:table-cell office:value-type="string">
            <text:p>Lyle Rennick</text:p>
          </table:table-cell>
          <table:table-cell office:value-type="string">
            <text:p>Uncle Steve</text:p>
          </table:table-cell>
          <table:table-cell office:value-type="string">
            <text:p>Oil</text:p>
          </table:table-cell>
          <table:table-cell office:value-type="string">
            <text:p>$600</text:p>
          </table:table-cell>
          <table:table-cell office:value-type="string">
            <text:p>16x12</text:p>
          </table:table-cell>
          <table:table-cell office:value-type="string">
            <text:p>Lyle Rennick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1]+1" office:value-type="float" office:value="20">
            <text:p>20</text:p>
          </table:table-cell>
          <table:table-cell office:value-type="string">
            <text:p>Lyle Rennick</text:p>
          </table:table-cell>
          <table:table-cell office:value-type="string">
            <text:p>Lola Sketching</text:p>
          </table:table-cell>
          <table:table-cell office:value-type="string">
            <text:p>Oil</text:p>
          </table:table-cell>
          <table:table-cell office:value-type="string">
            <text:p>$600</text:p>
          </table:table-cell>
          <table:table-cell office:value-type="string">
            <text:p>16x12</text:p>
          </table:table-cell>
          <table:table-cell office:value-type="string">
            <text:p>Lyle Rennick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2]+1" office:value-type="float" office:value="21">
            <text:p>21</text:p>
          </table:table-cell>
          <table:table-cell office:value-type="string">
            <text:p>Lyle Rennick</text:p>
          </table:table-cell>
          <table:table-cell office:value-type="string">
            <text:p>Folk Singer</text:p>
          </table:table-cell>
          <table:table-cell office:value-type="string">
            <text:p>Oil</text:p>
          </table:table-cell>
          <table:table-cell office:value-type="string">
            <text:p>$600</text:p>
          </table:table-cell>
          <table:table-cell office:value-type="string">
            <text:p>16x12</text:p>
          </table:table-cell>
          <table:table-cell office:value-type="string">
            <text:p>Lyle Rennick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3]+1" office:value-type="float" office:value="22">
            <text:p>22</text:p>
          </table:table-cell>
          <table:table-cell office:value-type="string">
            <text:p>Glenn Osga</text:p>
          </table:table-cell>
          <table:table-cell office:value-type="string">
            <text:p>Mandarin Duck</text:p>
          </table:table-cell>
          <table:table-cell office:value-type="string">
            <text:p>Acrylic</text:p>
          </table:table-cell>
          <table:table-cell office:value-type="string">
            <text:p>$300</text:p>
          </table:table-cell>
          <table:table-cell office:value-type="string">
            <text:p>16 x 20</text:p>
          </table:table-cell>
          <table:table-cell office:value-type="string">
            <text:p>Glenn Osga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4]+1" office:value-type="float" office:value="23">
            <text:p>23</text:p>
          </table:table-cell>
          <table:table-cell office:value-type="string">
            <text:p>RJ Pinner</text:p>
          </table:table-cell>
          <table:table-cell office:value-type="string">
            <text:p>Tribute to JP</text:p>
          </table:table-cell>
          <table:table-cell office:value-type="string">
            <text:p>Acrylic</text:p>
          </table:table-cell>
          <table:table-cell office:value-type="string">
            <text:p>$200</text:p>
          </table:table-cell>
          <table:table-cell office:value-type="string">
            <text:p>12x16</text:p>
          </table:table-cell>
          <table:table-cell office:value-type="string">
            <text:p>RJ Pinner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5]+1" office:value-type="float" office:value="24">
            <text:p>24</text:p>
          </table:table-cell>
          <table:table-cell office:value-type="string">
            <text:p>RJ Pinner</text:p>
          </table:table-cell>
          <table:table-cell office:value-type="string">
            <text:p>San Diego River</text:p>
          </table:table-cell>
          <table:table-cell office:value-type="string">
            <text:p>Acrylic</text:p>
          </table:table-cell>
          <table:table-cell office:value-type="string">
            <text:p>$200</text:p>
          </table:table-cell>
          <table:table-cell office:value-type="string">
            <text:p>12x16</text:p>
          </table:table-cell>
          <table:table-cell office:value-type="string">
            <text:p>RJ Pinner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6]+1" office:value-type="float" office:value="25">
            <text:p>25</text:p>
          </table:table-cell>
          <table:table-cell office:value-type="string">
            <text:p>RJ Pinner</text:p>
          </table:table-cell>
          <table:table-cell office:value-type="string">
            <text:p>Tutti Frutti</text:p>
          </table:table-cell>
          <table:table-cell office:value-type="string">
            <text:p>Mixed Media</text:p>
          </table:table-cell>
          <table:table-cell office:value-type="string">
            <text:p>$200</text:p>
          </table:table-cell>
          <table:table-cell office:value-type="string">
            <text:p>9x12</text:p>
          </table:table-cell>
          <table:table-cell office:value-type="string">
            <text:p>RJ Pinner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7]+1" office:value-type="float" office:value="26">
            <text:p>26</text:p>
          </table:table-cell>
          <table:table-cell office:value-type="string">
            <text:p>RJ Pinner</text:p>
          </table:table-cell>
          <table:table-cell office:value-type="string">
            <text:p>Scratchings</text:p>
          </table:table-cell>
          <table:table-cell office:value-type="string">
            <text:p>Acrylic</text:p>
          </table:table-cell>
          <table:table-cell office:value-type="string">
            <text:p>$200</text:p>
          </table:table-cell>
          <table:table-cell office:value-type="string">
            <text:p>12x16</text:p>
          </table:table-cell>
          <table:table-cell office:value-type="string">
            <text:p>RJ Pinner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8]+1" office:value-type="float" office:value="27">
            <text:p>27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29]+1" office:value-type="float" office:value="28">
            <text:p>28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0]+1" office:value-type="float" office:value="29">
            <text:p>29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1]+1" office:value-type="float" office:value="30">
            <text:p>30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2]+1" office:value-type="float" office:value="31">
            <text:p>31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3]+1" office:value-type="float" office:value="32">
            <text:p>32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4]+1" office:value-type="float" office:value="33">
            <text:p>33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5]+1" office:value-type="float" office:value="34">
            <text:p>34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6]+1" office:value-type="float" office:value="35">
            <text:p>35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7]+1" office:value-type="float" office:value="36">
            <text:p>36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8]+1" office:value-type="float" office:value="37">
            <text:p>37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39]+1" office:value-type="float" office:value="38">
            <text:p>38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0]+1" office:value-type="float" office:value="39">
            <text:p>39</text:p>
          </table:table-cell>
          <table:table-cell table:number-columns-repeated="3" table:style-name="ce6"/>
          <table:table-cell table:style-name="ce9"/>
          <table:table-cell table:style-name="ce6" table:number-columns-repeated="2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1]+1" office:value-type="float" office:value="40">
            <text:p>40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2]+1" office:value-type="float" office:value="41">
            <text:p>41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3]+1" office:value-type="float" office:value="42">
            <text:p>42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4]+1" office:value-type="float" office:value="43">
            <text:p>43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5]+1" office:value-type="float" office:value="44">
            <text:p>44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6]+1" office:value-type="float" office:value="45">
            <text:p>45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7]+1" office:value-type="float" office:value="46">
            <text:p>46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8]+1" office:value-type="float" office:value="47">
            <text:p>47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49]+1" office:value-type="float" office:value="48">
            <text:p>48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3"/>
          <table:table-cell table:style-name="ce8"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3" table:formula="of:=[.A50]+1" office:value-type="float" office:value="49">
            <text:p>49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1]+1" office:value-type="float" office:value="50">
            <text:p>50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2]+1" office:value-type="float" office:value="51">
            <text:p>51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3]+1" office:value-type="float" office:value="52">
            <text:p>52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4]+1" office:value-type="float" office:value="53">
            <text:p>53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5]+1" office:value-type="float" office:value="54">
            <text:p>54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6]+1" office:value-type="float" office:value="55">
            <text:p>55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7]+1" office:value-type="float" office:value="56">
            <text:p>56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8]+1" office:value-type="float" office:value="57">
            <text:p>57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59]+1" office:value-type="float" office:value="58">
            <text:p>58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0]+1" office:value-type="float" office:value="59">
            <text:p>59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1]+1" office:value-type="float" office:value="60">
            <text:p>60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2]+1" office:value-type="float" office:value="61">
            <text:p>61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3]+1" office:value-type="float" office:value="62">
            <text:p>62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4]+1" office:value-type="float" office:value="63">
            <text:p>63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5]+1" office:value-type="float" office:value="64">
            <text:p>64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6]+1" office:value-type="float" office:value="65">
            <text:p>65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7]+1" office:value-type="float" office:value="66">
            <text:p>66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8]+1" office:value-type="float" office:value="67">
            <text:p>67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69]+1" office:value-type="float" office:value="68">
            <text:p>68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0]+1" office:value-type="float" office:value="69">
            <text:p>69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1]+1" office:value-type="float" office:value="70">
            <text:p>70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2]+1" office:value-type="float" office:value="71">
            <text:p>71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3]+1" office:value-type="float" office:value="72">
            <text:p>72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4]+1" office:value-type="float" office:value="73">
            <text:p>73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5]+1" office:value-type="float" office:value="74">
            <text:p>74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6]+1" office:value-type="float" office:value="75">
            <text:p>75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7]+1" office:value-type="float" office:value="76">
            <text:p>76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8]+1" office:value-type="float" office:value="77">
            <text:p>77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79]+1" office:value-type="float" office:value="78">
            <text:p>78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80]+1" office:value-type="float" office:value="79">
            <text:p>79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table:formula="of:=[.A81]+1" office:value-type="float" office:value="80">
            <text:p>80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<text:s/></text:p>
          </table:table-cell>
          <table:table-cell table:number-columns-repeated="3" table:style-name="ce7" office:value-type="string">
            <text:p><text:s text:c="2"/></text:p>
          </table:table-cell>
          <table:table-cell table:style-name="ce10"/>
          <table:table-cell table:number-columns-repeated="2" table:style-name="ce7" office:value-type="string">
            <text:p><text:s text:c="2"/></text:p>
          </table:table-cell>
          <table:table-cell table:style-name="ce8" table:number-columns-repeated="19"/>
          <table:table-cell table:number-columns-repeated="998"/>
        </table:table-row>
        <table:table-row table:style-name="ro1" table:number-rows-repeated="917">
          <table:table-cell table:style-name="ce1"/>
          <table:table-cell table:style-name="ce8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W LABELS" table:style-name="ta2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9" table:default-cell-style-name="Default"/>
        <table:table-column table:style-name="co14" table:visibility="collapse" table:default-cell-style-name="Default"/>
        <table:table-column table:style-name="co5" table:default-cell-style-name="Default"/>
        <table:table-column table:style-name="co10" table:number-columns-repeated="975" table:default-cell-style-name="Default"/>
        <table:table-row table:style-name="ro3">
          <table:table-cell table:style-name="ce11" office:value-type="string">
            <text:p><text:s/></text:p>
          </table:table-cell>
          <table:table-cell table:style-name="ce12" table:formula="of:=[$'Input Data'.$B3]" office:value-type="string" office:string-value="Geraldine Dorfi">
            <text:p>Geraldine Dorfi</text:p>
          </table:table-cell>
          <table:table-cell table:style-name="ce11" table:number-columns-repeated="2"/>
          <table:table-cell table:style-name="ce12" table:formula="of:=[$'Input Data'.B4]" office:value-type="string" office:string-value="Geraldine Dorfi">
            <text:p>Geraldine Dorfi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13]" office:value-type="string" office:string-value="Sunny Borkat">
            <text:p>Sunny Borkat</text:p>
          </table:table-cell>
          <table:table-cell table:style-name="ce11" table:number-columns-repeated="2"/>
          <table:table-cell table:style-name="ce12" table:formula="of:=[$'Input Data'.$B14]" office:value-type="string" office:string-value="Glenda Richter">
            <text:p>Glenda Richter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23]" office:value-type="string" office:string-value="Lyle Rennick">
            <text:p>Lyle Rennick</text:p>
          </table:table-cell>
          <table:table-cell table:style-name="ce11" table:number-columns-repeated="2"/>
          <table:table-cell table:style-name="ce12" table:formula="of:=[$'Input Data'.$B24]" office:value-type="string" office:string-value="Glenn Osga">
            <text:p>Glenn Osga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33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34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43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44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53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54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63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64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73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74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4">
          <table:table-cell table:style-name="ce11" office:value-type="string">
            <text:p><text:s/></text:p>
          </table:table-cell>
          <table:table-cell table:style-name="ce13" table:formula="of:=[$'Input Data'.$C3]" office:value-type="string" office:string-value="Earth Signals">
            <text:p>Earth Signals</text:p>
          </table:table-cell>
          <table:table-cell table:style-name="ce11" table:number-columns-repeated="2"/>
          <table:table-cell table:style-name="ce13" table:formula="of:=[$'Input Data'.$C4]" office:value-type="string" office:string-value="Moving Energy">
            <text:p>Moving Energy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13]" office:value-type="string" office:string-value="Frog Shade">
            <text:p>Frog Shade</text:p>
          </table:table-cell>
          <table:table-cell table:style-name="ce11" table:number-columns-repeated="2"/>
          <table:table-cell table:style-name="ce13" table:formula="of:=[$'Input Data'.$C14]" office:value-type="string" office:string-value="Squaring the Circle">
            <text:p>Squaring the Circle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23]" office:value-type="string" office:string-value="Folk Singer">
            <text:p>Folk Singer</text:p>
          </table:table-cell>
          <table:table-cell table:style-name="ce11" table:number-columns-repeated="2"/>
          <table:table-cell table:style-name="ce13" table:formula="of:=[$'Input Data'.$C24]" office:value-type="string" office:string-value="Mandarin Duck">
            <text:p>Mandarin Duck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33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34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43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44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53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54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63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64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73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74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5">
          <table:table-cell table:style-name="ce11"/>
          <table:table-cell table:style-name="ce14" table:formula="of:=[$'Input Data'.$D3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4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13]" office:value-type="string" office:string-value="Watercolor">
            <text:p>Watercolor</text:p>
          </table:table-cell>
          <table:table-cell table:style-name="ce11" table:number-columns-repeated="2"/>
          <table:table-cell table:style-name="ce14" table:formula="of:=[$'Input Data'.$D14]" office:value-type="string" office:string-value="Collage">
            <text:p>Collage</text:p>
          </table:table-cell>
          <table:table-cell table:style-name="ce11" table:number-columns-repeated="2"/>
          <table:table-cell table:style-name="ce14" table:formula="of:=[$'Input Data'.$D23]" office:value-type="string" office:string-value="Oil">
            <text:p>Oil</text:p>
          </table:table-cell>
          <table:table-cell table:style-name="ce11" table:number-columns-repeated="2"/>
          <table:table-cell table:style-name="ce14" table:formula="of:=[$'Input Data'.$D24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33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34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3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44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3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4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3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4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3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4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6">
          <table:table-cell table:style-name="ce11" office:value-type="float" office:value="1">
            <text:p>1</text:p>
          </table:table-cell>
          <table:table-cell table:style-name="ce11"/>
          <table:table-cell table:style-name="ce15" table:formula="of:=[$'Input Data'.$E3]" office:value-type="string" office:string-value="$300">
            <text:p>$300</text:p>
          </table:table-cell>
          <table:table-cell table:style-name="ce11" table:formula="of:=[.A4]+1" office:value-type="float" office:value="2">
            <text:p>2</text:p>
          </table:table-cell>
          <table:table-cell table:style-name="ce11"/>
          <table:table-cell table:style-name="ce15" table:formula="of:=[$'Input Data'.$E4]" office:value-type="string" office:string-value="$300">
            <text:p>$300</text:p>
          </table:table-cell>
          <table:table-cell table:style-name="ce11" table:formula="of:=[.D20]+1" office:value-type="float" office:value="11">
            <text:p>11</text:p>
          </table:table-cell>
          <table:table-cell table:style-name="ce11"/>
          <table:table-cell table:style-name="ce15" table:formula="of:=[$'Input Data'.$E13]" office:value-type="string" office:string-value="$120">
            <text:p>$120</text:p>
          </table:table-cell>
          <table:table-cell table:style-name="ce11" table:formula="of:=[.G4]+1" office:value-type="float" office:value="12">
            <text:p>12</text:p>
          </table:table-cell>
          <table:table-cell table:style-name="ce11"/>
          <table:table-cell table:style-name="ce15" table:formula="of:=[$'Input Data'.$E14]" office:value-type="string" office:string-value="$140">
            <text:p>$140</text:p>
          </table:table-cell>
          <table:table-cell table:style-name="ce11" table:formula="of:=[.J20]+1" office:value-type="float" office:value="21">
            <text:p>21</text:p>
          </table:table-cell>
          <table:table-cell table:style-name="ce11"/>
          <table:table-cell table:style-name="ce15" table:formula="of:=[$'Input Data'.$E23]" office:value-type="string" office:string-value="$600">
            <text:p>$600</text:p>
          </table:table-cell>
          <table:table-cell table:style-name="ce11" table:formula="of:=[.M4]+1" office:value-type="float" office:value="22">
            <text:p>22</text:p>
          </table:table-cell>
          <table:table-cell table:style-name="ce11"/>
          <table:table-cell table:style-name="ce15" table:formula="of:=[$'Input Data'.$E24]" office:value-type="string" office:string-value="$300">
            <text:p>$300</text:p>
          </table:table-cell>
          <table:table-cell table:style-name="ce11" table:formula="of:=[.P20]+1" office:value-type="float" office:value="31">
            <text:p>31</text:p>
          </table:table-cell>
          <table:table-cell table:style-name="ce11"/>
          <table:table-cell table:style-name="ce15" table:formula="of:=[$'Input Data'.$E33]" office:value-type="float" office:value="0">
            <text:p>$0.00</text:p>
          </table:table-cell>
          <table:table-cell table:style-name="ce11" table:formula="of:=[.S4]+1" office:value-type="float" office:value="32">
            <text:p>32</text:p>
          </table:table-cell>
          <table:table-cell table:style-name="ce11"/>
          <table:table-cell table:style-name="ce15" table:formula="of:=[$'Input Data'.$E34]" office:value-type="float" office:value="0">
            <text:p>$0.00</text:p>
          </table:table-cell>
          <table:table-cell table:style-name="ce11" table:formula="of:=[.V20]+1" office:value-type="float" office:value="41">
            <text:p>41</text:p>
          </table:table-cell>
          <table:table-cell table:style-name="ce11"/>
          <table:table-cell table:style-name="ce15" table:formula="of:=[$'Input Data'.$E43]" office:value-type="float" office:value="0">
            <text:p>$0.00</text:p>
          </table:table-cell>
          <table:table-cell table:style-name="ce11" table:formula="of:=[.Y4]+1" office:value-type="float" office:value="42">
            <text:p>42</text:p>
          </table:table-cell>
          <table:table-cell table:style-name="ce11"/>
          <table:table-cell table:style-name="ce15" table:formula="of:=[$'Input Data'.$E44]" office:value-type="float" office:value="0">
            <text:p>$0.00</text:p>
          </table:table-cell>
          <table:table-cell table:style-name="ce11" table:formula="of:=[.AB20]+1" office:value-type="float" office:value="51">
            <text:p>51</text:p>
          </table:table-cell>
          <table:table-cell table:style-name="ce11"/>
          <table:table-cell table:style-name="ce15" table:formula="of:=[$'Input Data'.$E53]" office:value-type="float" office:value="0">
            <text:p>$0.00</text:p>
          </table:table-cell>
          <table:table-cell table:style-name="ce11" table:formula="of:=[.AE4]+1" office:value-type="float" office:value="52">
            <text:p>52</text:p>
          </table:table-cell>
          <table:table-cell table:style-name="ce11"/>
          <table:table-cell table:style-name="ce15" table:formula="of:=[$'Input Data'.$E54]" office:value-type="float" office:value="0">
            <text:p>$0.00</text:p>
          </table:table-cell>
          <table:table-cell table:style-name="ce11" table:formula="of:=[.AH20]+1" office:value-type="float" office:value="61">
            <text:p>61</text:p>
          </table:table-cell>
          <table:table-cell table:style-name="ce11"/>
          <table:table-cell table:style-name="ce15" table:formula="of:=[$'Input Data'.$E63]" office:value-type="float" office:value="0">
            <text:p>$0.00</text:p>
          </table:table-cell>
          <table:table-cell table:style-name="ce11" table:formula="of:=[.AK4]+1" office:value-type="float" office:value="62">
            <text:p>62</text:p>
          </table:table-cell>
          <table:table-cell table:style-name="ce11"/>
          <table:table-cell table:style-name="ce15" table:formula="of:=[$'Input Data'.$E64]" office:value-type="float" office:value="0">
            <text:p>$0.00</text:p>
          </table:table-cell>
          <table:table-cell table:style-name="ce11" table:formula="of:=[.AN20]+1" office:value-type="float" office:value="71">
            <text:p>71</text:p>
          </table:table-cell>
          <table:table-cell table:style-name="ce11"/>
          <table:table-cell table:style-name="ce15" table:formula="of:=[$'Input Data'.$E73]" office:value-type="float" office:value="0">
            <text:p>$0.00</text:p>
          </table:table-cell>
          <table:table-cell table:style-name="ce11" table:formula="of:=[.AQ4]+1" office:value-type="float" office:value="72">
            <text:p>72</text:p>
          </table:table-cell>
          <table:table-cell table:style-name="ce11"/>
          <table:table-cell table:style-name="ce15" table:formula="of:=[$'Input Data'.$E64]" office:value-type="float" office:value="0">
            <text:p>$0.00</text:p>
          </table:table-cell>
          <table:table-cell table:style-name="ce15" table:formula="of:=[$'Input Data'.$E74]" office:value-type="float" office:value="0">
            <text:p>$0.00</text:p>
          </table:table-cell>
          <table:table-cell table:number-columns-repeated="975"/>
        </table:table-row>
        <table:table-row table:style-name="ro7">
          <table:table-cell table:style-name="ce11" office:value-type="string">
            <text:p><text:s/></text:p>
          </table:table-cell>
          <table:table-cell table:style-name="ce12" table:formula="of:=[$'Input Data'.$B5]" office:value-type="string" office:string-value="Sherma Lewis">
            <text:p>Sherma Lewis</text:p>
          </table:table-cell>
          <table:table-cell table:style-name="ce11" table:number-columns-repeated="2"/>
          <table:table-cell table:style-name="ce12" table:formula="of:=[$'Input Data'.$B6]" office:value-type="string" office:string-value="Sherma Lewis">
            <text:p>Sherma Lewis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15]" office:value-type="string" office:string-value="Drew Bandish">
            <text:p>Drew Bandish</text:p>
          </table:table-cell>
          <table:table-cell table:style-name="ce11" table:number-columns-repeated="2"/>
          <table:table-cell table:style-name="ce12" table:formula="of:=[$'Input Data'.$B16]" office:value-type="string" office:string-value="Jami Wright">
            <text:p>Jami Wright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25]" office:value-type="string" office:string-value="RJ Pinner">
            <text:p>RJ Pinner</text:p>
          </table:table-cell>
          <table:table-cell table:style-name="ce11" table:number-columns-repeated="2"/>
          <table:table-cell table:style-name="ce12" table:formula="of:=[$'Input Data'.$B26]" office:value-type="string" office:string-value="RJ Pinner">
            <text:p>RJ Pinner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35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36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45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46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55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56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65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66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75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76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3">
          <table:table-cell table:style-name="ce11" office:value-type="string">
            <text:p><text:s/></text:p>
          </table:table-cell>
          <table:table-cell table:style-name="ce13" table:formula="of:=[$'Input Data'.$C5]" office:value-type="string" office:string-value="Things Are Looking Up">
            <text:p>Things Are Looking Up</text:p>
          </table:table-cell>
          <table:table-cell table:style-name="ce11" table:number-columns-repeated="2"/>
          <table:table-cell table:style-name="ce13" table:formula="of:=[$'Input Data'.$C6]" office:value-type="string" office:string-value="Lake Murray Boat Dock">
            <text:p>Lake Murray Boat Dock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15]" office:value-type="string" office:string-value="Marston House Plein Air">
            <text:p>Marston House Plein Air</text:p>
          </table:table-cell>
          <table:table-cell table:style-name="ce11" table:number-columns-repeated="2"/>
          <table:table-cell table:style-name="ce13" table:formula="of:=[$'Input Data'.$C16]" office:value-type="string" office:string-value="Palm Desert Spring">
            <text:p>Palm Desert Spring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25]" office:value-type="string" office:string-value="Tribute to JP">
            <text:p>Tribute to JP</text:p>
          </table:table-cell>
          <table:table-cell table:style-name="ce11" table:number-columns-repeated="2"/>
          <table:table-cell table:style-name="ce13" table:formula="of:=[$'Input Data'.$C26]" office:value-type="string" office:string-value="San Diego River">
            <text:p>San Diego River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35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36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45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46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55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56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65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66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75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76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8">
          <table:table-cell table:style-name="ce11"/>
          <table:table-cell table:style-name="ce14" table:formula="of:=[$'Input Data'.$D5]" office:value-type="string" office:string-value="Watercolor">
            <text:p>Watercolor</text:p>
          </table:table-cell>
          <table:table-cell table:style-name="ce11" table:number-columns-repeated="2"/>
          <table:table-cell table:style-name="ce14" table:formula="of:=[$'Input Data'.$D6]" office:value-type="string" office:string-value="Watercolor">
            <text:p>Watercolor</text:p>
          </table:table-cell>
          <table:table-cell table:style-name="ce11" table:number-columns-repeated="2"/>
          <table:table-cell table:style-name="ce14" table:formula="of:=[$'Input Data'.$D15]" office:value-type="string" office:string-value="Watercolor">
            <text:p>Watercolor</text:p>
          </table:table-cell>
          <table:table-cell table:style-name="ce11" table:number-columns-repeated="2"/>
          <table:table-cell table:style-name="ce14" table:formula="of:=[$'Input Data'.$D16]" office:value-type="string" office:string-value="Watercolor">
            <text:p>Watercolor</text:p>
          </table:table-cell>
          <table:table-cell table:style-name="ce11" table:number-columns-repeated="2"/>
          <table:table-cell table:style-name="ce14" table:formula="of:=[$'Input Data'.$D25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26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35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36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5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46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5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6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5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6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5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6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9">
          <table:table-cell table:style-name="ce11" table:formula="of:=[.D4]+1" office:value-type="float" office:value="3">
            <text:p>3</text:p>
          </table:table-cell>
          <table:table-cell table:style-name="ce11"/>
          <table:table-cell table:style-name="ce15" table:formula="of:=[$'Input Data'.$E5]" office:value-type="string" office:string-value="$267">
            <text:p>$267</text:p>
          </table:table-cell>
          <table:table-cell table:style-name="ce11" table:formula="of:=[.A8]+1" office:value-type="float" office:value="4">
            <text:p>4</text:p>
          </table:table-cell>
          <table:table-cell table:style-name="ce11"/>
          <table:table-cell table:style-name="ce15" table:formula="of:=[$'Input Data'.$E6]" office:value-type="string" office:string-value="$248">
            <text:p>$248</text:p>
          </table:table-cell>
          <table:table-cell table:style-name="ce11" table:formula="of:=[.J4]+1" office:value-type="float" office:value="13">
            <text:p>13</text:p>
          </table:table-cell>
          <table:table-cell table:style-name="ce11"/>
          <table:table-cell table:style-name="ce15" table:formula="of:=[$'Input Data'.$E15]" office:value-type="string" office:string-value="$894">
            <text:p>$894</text:p>
          </table:table-cell>
          <table:table-cell table:style-name="ce11" table:formula="of:=[.G8]+1" office:value-type="float" office:value="14">
            <text:p>14</text:p>
          </table:table-cell>
          <table:table-cell table:style-name="ce11"/>
          <table:table-cell table:style-name="ce15" table:formula="of:=[$'Input Data'.$E16]" office:value-type="string" office:string-value="$450">
            <text:p>$450</text:p>
          </table:table-cell>
          <table:table-cell table:style-name="ce11" table:formula="of:=[.P4]+1" office:value-type="float" office:value="23">
            <text:p>23</text:p>
          </table:table-cell>
          <table:table-cell table:style-name="ce11"/>
          <table:table-cell table:style-name="ce15" table:formula="of:=[$'Input Data'.$E25]" office:value-type="string" office:string-value="$200">
            <text:p>$200</text:p>
          </table:table-cell>
          <table:table-cell table:style-name="ce11" table:formula="of:=[.M8]+1" office:value-type="float" office:value="24">
            <text:p>24</text:p>
          </table:table-cell>
          <table:table-cell table:style-name="ce11"/>
          <table:table-cell table:style-name="ce15" table:formula="of:=[$'Input Data'.$E26]" office:value-type="string" office:string-value="$200">
            <text:p>$200</text:p>
          </table:table-cell>
          <table:table-cell table:style-name="ce11" table:formula="of:=[.V4]+1" office:value-type="float" office:value="33">
            <text:p>33</text:p>
          </table:table-cell>
          <table:table-cell table:style-name="ce11"/>
          <table:table-cell table:style-name="ce15" table:formula="of:=[$'Input Data'.$E35]" office:value-type="float" office:value="0">
            <text:p>$0.00</text:p>
          </table:table-cell>
          <table:table-cell table:style-name="ce11" table:formula="of:=[.S8]+1" office:value-type="float" office:value="34">
            <text:p>34</text:p>
          </table:table-cell>
          <table:table-cell table:style-name="ce11"/>
          <table:table-cell table:style-name="ce15" table:formula="of:=[$'Input Data'.$E36]" office:value-type="float" office:value="0">
            <text:p>$0.00</text:p>
          </table:table-cell>
          <table:table-cell table:style-name="ce11" table:formula="of:=[.AB4]+1" office:value-type="float" office:value="43">
            <text:p>43</text:p>
          </table:table-cell>
          <table:table-cell table:style-name="ce11"/>
          <table:table-cell table:style-name="ce15" table:formula="of:=[$'Input Data'.$E45]" office:value-type="float" office:value="0">
            <text:p>$0.00</text:p>
          </table:table-cell>
          <table:table-cell table:style-name="ce11" table:formula="of:=[.Y8]+1" office:value-type="float" office:value="44">
            <text:p>44</text:p>
          </table:table-cell>
          <table:table-cell table:style-name="ce11"/>
          <table:table-cell table:style-name="ce15" table:formula="of:=[$'Input Data'.$E46]" office:value-type="float" office:value="0">
            <text:p>$0.00</text:p>
          </table:table-cell>
          <table:table-cell table:style-name="ce11" table:formula="of:=[.AH4]+1" office:value-type="float" office:value="53">
            <text:p>53</text:p>
          </table:table-cell>
          <table:table-cell table:style-name="ce11"/>
          <table:table-cell table:style-name="ce15" table:formula="of:=[$'Input Data'.$E55]" office:value-type="float" office:value="0">
            <text:p>$0.00</text:p>
          </table:table-cell>
          <table:table-cell table:style-name="ce11" table:formula="of:=[.AE8]+1" office:value-type="float" office:value="54">
            <text:p>54</text:p>
          </table:table-cell>
          <table:table-cell table:style-name="ce11"/>
          <table:table-cell table:style-name="ce15" table:formula="of:=[$'Input Data'.$E56]" office:value-type="float" office:value="0">
            <text:p>$0.00</text:p>
          </table:table-cell>
          <table:table-cell table:style-name="ce11" table:formula="of:=[.AN4]+1" office:value-type="float" office:value="63">
            <text:p>63</text:p>
          </table:table-cell>
          <table:table-cell table:style-name="ce11"/>
          <table:table-cell table:style-name="ce15" table:formula="of:=[$'Input Data'.$E65]" office:value-type="float" office:value="0">
            <text:p>$0.00</text:p>
          </table:table-cell>
          <table:table-cell table:style-name="ce11" table:formula="of:=[.AK8]+1" office:value-type="float" office:value="64">
            <text:p>64</text:p>
          </table:table-cell>
          <table:table-cell table:style-name="ce11"/>
          <table:table-cell table:style-name="ce15" table:formula="of:=[$'Input Data'.$E66]" office:value-type="float" office:value="0">
            <text:p>$0.00</text:p>
          </table:table-cell>
          <table:table-cell table:style-name="ce11" table:formula="of:=[.AT4]+1" office:value-type="float" office:value="73">
            <text:p>73</text:p>
          </table:table-cell>
          <table:table-cell table:style-name="ce11"/>
          <table:table-cell table:style-name="ce15" table:formula="of:=[$'Input Data'.$E75]" office:value-type="float" office:value="0">
            <text:p>$0.00</text:p>
          </table:table-cell>
          <table:table-cell table:style-name="ce11" table:formula="of:=[.AQ8]+1" office:value-type="float" office:value="74">
            <text:p>74</text:p>
          </table:table-cell>
          <table:table-cell table:style-name="ce11"/>
          <table:table-cell table:style-name="ce15" table:formula="of:=[$'Input Data'.$E66]" office:value-type="float" office:value="0">
            <text:p>$0.00</text:p>
          </table:table-cell>
          <table:table-cell table:style-name="ce15" table:formula="of:=[$'Input Data'.$E76]" office:value-type="float" office:value="0">
            <text:p>$0.00</text:p>
          </table:table-cell>
          <table:table-cell table:number-columns-repeated="975"/>
        </table:table-row>
        <table:table-row table:style-name="ro10">
          <table:table-cell table:style-name="ce11" office:value-type="string">
            <text:p><text:s/></text:p>
          </table:table-cell>
          <table:table-cell table:style-name="ce12" table:formula="of:=[$'Input Data'.$B7]" office:value-type="string" office:string-value="Sandra Seckington">
            <text:p>Sandra Seckington</text:p>
          </table:table-cell>
          <table:table-cell table:style-name="ce11" table:number-columns-repeated="2"/>
          <table:table-cell table:style-name="ce12" table:formula="of:=[$'Input Data'.$B8]" office:value-type="string" office:string-value="Jo Ann Bray">
            <text:p>Jo Ann Bray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17]" office:value-type="string" office:string-value="Susanne Hubble">
            <text:p>Susanne Hubble</text:p>
          </table:table-cell>
          <table:table-cell table:style-name="ce11" table:number-columns-repeated="2"/>
          <table:table-cell table:style-name="ce12" table:formula="of:=[$'Input Data'.$B18]" office:value-type="string" office:string-value="Paul White">
            <text:p>Paul White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27]" office:value-type="string" office:string-value="RJ Pinner">
            <text:p>RJ Pinner</text:p>
          </table:table-cell>
          <table:table-cell table:style-name="ce11" table:number-columns-repeated="2"/>
          <table:table-cell table:style-name="ce12" table:formula="of:=[$'Input Data'.$B28]" office:value-type="string" office:string-value="RJ Pinner">
            <text:p>RJ Pinner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37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38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47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48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57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58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67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68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77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78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3">
          <table:table-cell table:style-name="ce11" office:value-type="string">
            <text:p><text:s/></text:p>
          </table:table-cell>
          <table:table-cell table:style-name="ce13" table:formula="of:=[$'Input Data'.$C7]" office:value-type="string" office:string-value="Canyon de Chelly">
            <text:p>Canyon de Chelly</text:p>
          </table:table-cell>
          <table:table-cell table:style-name="ce11" table:number-columns-repeated="2"/>
          <table:table-cell table:style-name="ce13" table:formula="of:=[$'Input Data'.$C8]" office:value-type="string" office:string-value="Good Morning Coffee">
            <text:p>Good Morning Coffee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17]" office:value-type="string" office:string-value="Silver Polish">
            <text:p>Silver Polish</text:p>
          </table:table-cell>
          <table:table-cell table:style-name="ce11" table:number-columns-repeated="2"/>
          <table:table-cell table:style-name="ce13" table:formula="of:=[$'Input Data'.$C18]" office:value-type="string" office:string-value="First Bloom">
            <text:p>First Bloom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27]" office:value-type="string" office:string-value="Tutti Frutti">
            <text:p>Tutti Frutti</text:p>
          </table:table-cell>
          <table:table-cell table:style-name="ce11" table:number-columns-repeated="2"/>
          <table:table-cell table:style-name="ce13" table:formula="of:=[$'Input Data'.$C28]" office:value-type="string" office:string-value="Scratchings">
            <text:p>Scratchings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37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38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47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48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57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58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67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68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77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78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8">
          <table:table-cell table:style-name="ce11"/>
          <table:table-cell table:style-name="ce14" table:formula="of:=[$'Input Data'.$D7]" office:value-type="string" office:string-value="Watercolor">
            <text:p>Watercolor</text:p>
          </table:table-cell>
          <table:table-cell table:style-name="ce11" table:number-columns-repeated="2"/>
          <table:table-cell table:style-name="ce14" table:formula="of:=[$'Input Data'.$D8]" office:value-type="string" office:string-value="Oil">
            <text:p>Oil</text:p>
          </table:table-cell>
          <table:table-cell table:style-name="ce11" table:number-columns-repeated="2"/>
          <table:table-cell table:style-name="ce14" table:formula="of:=[$'Input Data'.$D17]" office:value-type="string" office:string-value="Color Pencil / Graphite">
            <text:p>Color Pencil / Graphite</text:p>
          </table:table-cell>
          <table:table-cell table:style-name="ce11" table:number-columns-repeated="2"/>
          <table:table-cell table:style-name="ce14" table:formula="of:=[$'Input Data'.$D18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27]" office:value-type="string" office:string-value="Mixed Media">
            <text:p>Mixed Media</text:p>
          </table:table-cell>
          <table:table-cell table:style-name="ce11" table:number-columns-repeated="2"/>
          <table:table-cell table:style-name="ce14" table:formula="of:=[$'Input Data'.$D28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37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38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7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48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7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8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7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8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7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8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9">
          <table:table-cell table:style-name="ce11" table:formula="of:=[.D8]+1" office:value-type="float" office:value="5">
            <text:p>5</text:p>
          </table:table-cell>
          <table:table-cell table:style-name="ce11"/>
          <table:table-cell table:style-name="ce15" table:formula="of:=[$'Input Data'.$E7]" office:value-type="string" office:string-value="$650">
            <text:p>$650</text:p>
          </table:table-cell>
          <table:table-cell table:style-name="ce11" table:formula="of:=[.A12]+1" office:value-type="float" office:value="6">
            <text:p>6</text:p>
          </table:table-cell>
          <table:table-cell table:style-name="ce11"/>
          <table:table-cell table:style-name="ce15" table:formula="of:=[$'Input Data'.$E8]" office:value-type="string" office:string-value="$495">
            <text:p>$495</text:p>
          </table:table-cell>
          <table:table-cell table:style-name="ce11" table:formula="of:=[.J8]+1" office:value-type="float" office:value="15">
            <text:p>15</text:p>
          </table:table-cell>
          <table:table-cell table:style-name="ce11"/>
          <table:table-cell table:style-name="ce15" table:formula="of:=[$'Input Data'.$E7]" office:value-type="string" office:string-value="$650">
            <text:p>$650</text:p>
          </table:table-cell>
          <table:table-cell table:style-name="ce11" table:formula="of:=[.G12]+1" office:value-type="float" office:value="16">
            <text:p>16</text:p>
          </table:table-cell>
          <table:table-cell table:style-name="ce11"/>
          <table:table-cell table:style-name="ce15" table:formula="of:=[$'Input Data'.$E18]" office:value-type="string" office:string-value="$225">
            <text:p>$225</text:p>
          </table:table-cell>
          <table:table-cell table:style-name="ce11" table:formula="of:=[.P8]+1" office:value-type="float" office:value="25">
            <text:p>25</text:p>
          </table:table-cell>
          <table:table-cell table:style-name="ce11"/>
          <table:table-cell table:style-name="ce15" table:formula="of:=[$'Input Data'.$E27]" office:value-type="string" office:string-value="$200">
            <text:p>$200</text:p>
          </table:table-cell>
          <table:table-cell table:style-name="ce11" table:formula="of:=[.M12]+1" office:value-type="float" office:value="26">
            <text:p>26</text:p>
          </table:table-cell>
          <table:table-cell table:style-name="ce11"/>
          <table:table-cell table:style-name="ce15" table:formula="of:=[$'Input Data'.$E28]" office:value-type="string" office:string-value="$200">
            <text:p>$200</text:p>
          </table:table-cell>
          <table:table-cell table:style-name="ce11" table:formula="of:=[.V8]+1" office:value-type="float" office:value="35">
            <text:p>35</text:p>
          </table:table-cell>
          <table:table-cell table:style-name="ce11"/>
          <table:table-cell table:style-name="ce15" table:formula="of:=[$'Input Data'.$E37]" office:value-type="float" office:value="0">
            <text:p>$0.00</text:p>
          </table:table-cell>
          <table:table-cell table:style-name="ce11" table:formula="of:=[.S12]+1" office:value-type="float" office:value="36">
            <text:p>36</text:p>
          </table:table-cell>
          <table:table-cell table:style-name="ce11"/>
          <table:table-cell table:style-name="ce15" table:formula="of:=[$'Input Data'.$E38]" office:value-type="float" office:value="0">
            <text:p>$0.00</text:p>
          </table:table-cell>
          <table:table-cell table:style-name="ce11" table:formula="of:=[.AB8]+1" office:value-type="float" office:value="45">
            <text:p>45</text:p>
          </table:table-cell>
          <table:table-cell table:style-name="ce11"/>
          <table:table-cell table:style-name="ce15" table:formula="of:=[$'Input Data'.$E47]" office:value-type="float" office:value="0">
            <text:p>$0.00</text:p>
          </table:table-cell>
          <table:table-cell table:style-name="ce11" table:formula="of:=[.Y12]+1" office:value-type="float" office:value="46">
            <text:p>46</text:p>
          </table:table-cell>
          <table:table-cell table:style-name="ce11"/>
          <table:table-cell table:style-name="ce15" table:formula="of:=[$'Input Data'.$E48]" office:value-type="float" office:value="0">
            <text:p>$0.00</text:p>
          </table:table-cell>
          <table:table-cell table:style-name="ce11" table:formula="of:=[.AH8]+1" office:value-type="float" office:value="55">
            <text:p>55</text:p>
          </table:table-cell>
          <table:table-cell table:style-name="ce11"/>
          <table:table-cell table:style-name="ce15" table:formula="of:=[$'Input Data'.$E57]" office:value-type="float" office:value="0">
            <text:p>$0.00</text:p>
          </table:table-cell>
          <table:table-cell table:style-name="ce11" table:formula="of:=[.AE12]+1" office:value-type="float" office:value="56">
            <text:p>56</text:p>
          </table:table-cell>
          <table:table-cell table:style-name="ce11"/>
          <table:table-cell table:style-name="ce15" table:formula="of:=[$'Input Data'.$E58]" office:value-type="float" office:value="0">
            <text:p>$0.00</text:p>
          </table:table-cell>
          <table:table-cell table:style-name="ce11" table:formula="of:=[.AN8]+1" office:value-type="float" office:value="65">
            <text:p>65</text:p>
          </table:table-cell>
          <table:table-cell table:style-name="ce11"/>
          <table:table-cell table:style-name="ce15" table:formula="of:=[$'Input Data'.$E67]" office:value-type="float" office:value="0">
            <text:p>$0.00</text:p>
          </table:table-cell>
          <table:table-cell table:style-name="ce11" table:formula="of:=[.AK12]+1" office:value-type="float" office:value="66">
            <text:p>66</text:p>
          </table:table-cell>
          <table:table-cell table:style-name="ce11"/>
          <table:table-cell table:style-name="ce15" table:formula="of:=[$'Input Data'.$E68]" office:value-type="float" office:value="0">
            <text:p>$0.00</text:p>
          </table:table-cell>
          <table:table-cell table:style-name="ce11" table:formula="of:=[.AT8]+1" office:value-type="float" office:value="75">
            <text:p>75</text:p>
          </table:table-cell>
          <table:table-cell table:style-name="ce11"/>
          <table:table-cell table:style-name="ce15" table:formula="of:=[$'Input Data'.$E77]" office:value-type="float" office:value="0">
            <text:p>$0.00</text:p>
          </table:table-cell>
          <table:table-cell table:style-name="ce11" table:formula="of:=[.AQ12]+1" office:value-type="float" office:value="76">
            <text:p>76</text:p>
          </table:table-cell>
          <table:table-cell table:style-name="ce11"/>
          <table:table-cell table:style-name="ce15" table:formula="of:=[$'Input Data'.$E68]" office:value-type="float" office:value="0">
            <text:p>$0.00</text:p>
          </table:table-cell>
          <table:table-cell table:style-name="ce15" table:formula="of:=[$'Input Data'.$E78]" office:value-type="float" office:value="0">
            <text:p>$0.00</text:p>
          </table:table-cell>
          <table:table-cell table:number-columns-repeated="975"/>
        </table:table-row>
        <table:table-row table:style-name="ro10">
          <table:table-cell table:style-name="ce11" office:value-type="string">
            <text:p><text:s/></text:p>
          </table:table-cell>
          <table:table-cell table:style-name="ce12" table:formula="of:=[$'Input Data'.$B9]" office:value-type="string" office:string-value="Jo Ann Bray">
            <text:p>Jo Ann Bray</text:p>
          </table:table-cell>
          <table:table-cell table:style-name="ce11" table:number-columns-repeated="2"/>
          <table:table-cell table:style-name="ce12" table:formula="of:=[$'Input Data'.$B10]" office:value-type="string" office:string-value="Constance Grace">
            <text:p>Constance Grace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19]" office:value-type="string" office:string-value="Paul White">
            <text:p>Paul White</text:p>
          </table:table-cell>
          <table:table-cell table:style-name="ce11" table:number-columns-repeated="2"/>
          <table:table-cell table:style-name="ce12" table:formula="of:=[$'Input Data'.$B20]" office:value-type="string" office:string-value="Lyle Rennick">
            <text:p>Lyle Rennick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29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30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39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40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49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50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59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60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69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70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79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80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3">
          <table:table-cell table:style-name="ce11" office:value-type="string">
            <text:p><text:s/></text:p>
          </table:table-cell>
          <table:table-cell table:style-name="ce13" table:formula="of:=[$'Input Data'.$C9]" office:value-type="string" office:string-value="Studio">
            <text:p>Studio</text:p>
          </table:table-cell>
          <table:table-cell table:style-name="ce11" table:number-columns-repeated="2"/>
          <table:table-cell table:style-name="ce13" table:formula="of:=[$'Input Data'.$C10]" office:value-type="string" office:string-value="Girl with the Blue Face">
            <text:p>Girl with the Blue Face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19]" office:value-type="string" office:string-value="Careful when touching">
            <text:p>Careful when touching</text:p>
          </table:table-cell>
          <table:table-cell table:style-name="ce11" table:number-columns-repeated="2"/>
          <table:table-cell table:style-name="ce13" table:formula="of:=[$'Input Data'.$C20]" office:value-type="string" office:string-value="Main Beach Boardwalk">
            <text:p>Main Beach Boardwalk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29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30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39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40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49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50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59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60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69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70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79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80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8">
          <table:table-cell table:style-name="ce11"/>
          <table:table-cell table:style-name="ce14" table:formula="of:=[$'Input Data'.$D9]" office:value-type="string" office:string-value="Oil">
            <text:p>Oil</text:p>
          </table:table-cell>
          <table:table-cell table:style-name="ce11" table:number-columns-repeated="2"/>
          <table:table-cell table:style-name="ce14" table:formula="of:=[$'Input Data'.$D10]" office:value-type="string" office:string-value="Other">
            <text:p>Other</text:p>
          </table:table-cell>
          <table:table-cell table:style-name="ce11" table:number-columns-repeated="2"/>
          <table:table-cell table:style-name="ce14" table:formula="of:=[$'Input Data'.$D19]" office:value-type="string" office:string-value="Acrylic">
            <text:p>Acrylic</text:p>
          </table:table-cell>
          <table:table-cell table:style-name="ce11" table:number-columns-repeated="2"/>
          <table:table-cell table:style-name="ce14" table:formula="of:=[$'Input Data'.$D20]" office:value-type="string" office:string-value="Oil">
            <text:p>Oil</text:p>
          </table:table-cell>
          <table:table-cell table:style-name="ce11" table:number-columns-repeated="2"/>
          <table:table-cell table:style-name="ce14" table:formula="of:=[$'Input Data'.$D29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30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39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0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9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0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9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0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9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0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9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80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9">
          <table:table-cell table:style-name="ce11" table:formula="of:=[.D12]+1" office:value-type="float" office:value="7">
            <text:p>7</text:p>
          </table:table-cell>
          <table:table-cell table:style-name="ce14"/>
          <table:table-cell table:style-name="ce15" table:formula="of:=[$'Input Data'.$E9]" office:value-type="string" office:string-value="$250">
            <text:p>$250</text:p>
          </table:table-cell>
          <table:table-cell table:style-name="ce11" table:formula="of:=[.A16]+1" office:value-type="float" office:value="8">
            <text:p>8</text:p>
          </table:table-cell>
          <table:table-cell table:style-name="ce11"/>
          <table:table-cell table:style-name="ce15" table:formula="of:=[$'Input Data'.$E10]" office:value-type="string" office:string-value="$100">
            <text:p>$100</text:p>
          </table:table-cell>
          <table:table-cell table:style-name="ce11" table:formula="of:=[.J12]+1" office:value-type="float" office:value="17">
            <text:p>17</text:p>
          </table:table-cell>
          <table:table-cell table:style-name="ce14"/>
          <table:table-cell table:style-name="ce15" table:formula="of:=[$'Input Data'.$E19]" office:value-type="string" office:string-value="$225">
            <text:p>$225</text:p>
          </table:table-cell>
          <table:table-cell table:style-name="ce11" table:formula="of:=[.G16]+1" office:value-type="float" office:value="18">
            <text:p>18</text:p>
          </table:table-cell>
          <table:table-cell table:style-name="ce11"/>
          <table:table-cell table:style-name="ce15" table:formula="of:=[$'Input Data'.$E20]" office:value-type="string" office:string-value="$720">
            <text:p>$720</text:p>
          </table:table-cell>
          <table:table-cell table:style-name="ce11" table:formula="of:=[.P12]+1" office:value-type="float" office:value="27">
            <text:p>27</text:p>
          </table:table-cell>
          <table:table-cell table:style-name="ce14"/>
          <table:table-cell table:style-name="ce15" table:formula="of:=[$'Input Data'.$E29]" office:value-type="float" office:value="0">
            <text:p>$0.00</text:p>
          </table:table-cell>
          <table:table-cell table:style-name="ce11" table:formula="of:=[.M16]+1" office:value-type="float" office:value="28">
            <text:p>28</text:p>
          </table:table-cell>
          <table:table-cell table:style-name="ce11"/>
          <table:table-cell table:style-name="ce15" table:formula="of:=[$'Input Data'.$E30]" office:value-type="float" office:value="0">
            <text:p>$0.00</text:p>
          </table:table-cell>
          <table:table-cell table:style-name="ce11" table:formula="of:=[.V12]+1" office:value-type="float" office:value="37">
            <text:p>37</text:p>
          </table:table-cell>
          <table:table-cell table:style-name="ce14"/>
          <table:table-cell table:style-name="ce15" table:formula="of:=[$'Input Data'.$E39]" office:value-type="float" office:value="0">
            <text:p>$0.00</text:p>
          </table:table-cell>
          <table:table-cell table:style-name="ce11" table:formula="of:=[.S16]+1" office:value-type="float" office:value="38">
            <text:p>38</text:p>
          </table:table-cell>
          <table:table-cell table:style-name="ce11"/>
          <table:table-cell table:style-name="ce15" table:formula="of:=[$'Input Data'.E$40]" office:value-type="float" office:value="0">
            <text:p>$0.00</text:p>
          </table:table-cell>
          <table:table-cell table:style-name="ce11" table:formula="of:=[.AB12]+1" office:value-type="float" office:value="47">
            <text:p>47</text:p>
          </table:table-cell>
          <table:table-cell table:style-name="ce14"/>
          <table:table-cell table:style-name="ce15" table:formula="of:=[$'Input Data'.$E49]" office:value-type="float" office:value="0">
            <text:p>$0.00</text:p>
          </table:table-cell>
          <table:table-cell table:style-name="ce11" table:formula="of:=[.Y16]+1" office:value-type="float" office:value="48">
            <text:p>48</text:p>
          </table:table-cell>
          <table:table-cell table:style-name="ce11"/>
          <table:table-cell table:style-name="ce15" table:formula="of:=[$'Input Data'.K$50]" office:value-type="float" office:value="0">
            <text:p>$0.00</text:p>
          </table:table-cell>
          <table:table-cell table:style-name="ce11" table:formula="of:=[.AH12]+1" office:value-type="float" office:value="57">
            <text:p>57</text:p>
          </table:table-cell>
          <table:table-cell table:style-name="ce14"/>
          <table:table-cell table:style-name="ce15" table:formula="of:=[$'Input Data'.$E59]" office:value-type="float" office:value="0">
            <text:p>$0.00</text:p>
          </table:table-cell>
          <table:table-cell table:style-name="ce11" table:formula="of:=[.AE16]+1" office:value-type="float" office:value="58">
            <text:p>58</text:p>
          </table:table-cell>
          <table:table-cell table:style-name="ce11"/>
          <table:table-cell table:style-name="ce15" table:formula="of:=[$'Input Data'.$E60]" office:value-type="float" office:value="0">
            <text:p>$0.00</text:p>
          </table:table-cell>
          <table:table-cell table:style-name="ce11" table:formula="of:=[.AN12]+1" office:value-type="float" office:value="67">
            <text:p>67</text:p>
          </table:table-cell>
          <table:table-cell table:style-name="ce14"/>
          <table:table-cell table:style-name="ce15" table:formula="of:=[$'Input Data'.$E69]" office:value-type="float" office:value="0">
            <text:p>$0.00</text:p>
          </table:table-cell>
          <table:table-cell table:style-name="ce11" table:formula="of:=[.AK16]+1" office:value-type="float" office:value="68">
            <text:p>68</text:p>
          </table:table-cell>
          <table:table-cell table:style-name="ce11"/>
          <table:table-cell table:style-name="ce15" table:formula="of:=[$'Input Data'.$E70]" office:value-type="float" office:value="0">
            <text:p>$0.00</text:p>
          </table:table-cell>
          <table:table-cell table:style-name="ce11" table:formula="of:=[.AT12]+1" office:value-type="float" office:value="77">
            <text:p>77</text:p>
          </table:table-cell>
          <table:table-cell table:style-name="ce14"/>
          <table:table-cell table:style-name="ce15" table:formula="of:=[$'Input Data'.$E79]" office:value-type="float" office:value="0">
            <text:p>$0.00</text:p>
          </table:table-cell>
          <table:table-cell table:style-name="ce11" table:formula="of:=[.AQ16]+1" office:value-type="float" office:value="78">
            <text:p>78</text:p>
          </table:table-cell>
          <table:table-cell table:style-name="ce11"/>
          <table:table-cell table:style-name="ce15" table:formula="of:=[$'Input Data'.$E70]" office:value-type="float" office:value="0">
            <text:p>$0.00</text:p>
          </table:table-cell>
          <table:table-cell table:style-name="ce15" table:formula="of:=[$'Input Data'.$E80]" office:value-type="float" office:value="0">
            <text:p>$0.00</text:p>
          </table:table-cell>
          <table:table-cell table:number-columns-repeated="975"/>
        </table:table-row>
        <table:table-row table:style-name="ro10">
          <table:table-cell table:style-name="ce11" office:value-type="string">
            <text:p><text:s/></text:p>
          </table:table-cell>
          <table:table-cell table:style-name="ce12" table:formula="of:=[$'Input Data'.$B11]" office:value-type="string" office:string-value="Sharon Meng">
            <text:p>Sharon Meng</text:p>
          </table:table-cell>
          <table:table-cell table:style-name="ce11" table:number-columns-repeated="2"/>
          <table:table-cell table:style-name="ce12" table:formula="of:=[$'Input Data'.$B12]" office:value-type="string" office:string-value="Paul KOCALIS">
            <text:p>Paul KOCALIS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21]" office:value-type="string" office:string-value="Lyle Rennick">
            <text:p>Lyle Rennick</text:p>
          </table:table-cell>
          <table:table-cell table:style-name="ce11" table:number-columns-repeated="2"/>
          <table:table-cell table:style-name="ce12" table:formula="of:=[$'Input Data'.$B22]" office:value-type="string" office:string-value="Lyle Rennick">
            <text:p>Lyle Rennick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31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32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41]" office:value-type="float" office:value="0">
            <text:p>0</text:p>
          </table:table-cell>
          <table:table-cell table:style-name="ce11" table:number-columns-repeated="2"/>
          <table:table-cell table:style-name="ce12" table:formula="of:=[$'Input Data'.$B4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51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5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61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6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71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7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2" table:formula="of:=[$'Input Data'.$B81]" office:value-type="string" office:string-value="  ">
            <text:p><text:s text:c="2"/></text:p>
          </table:table-cell>
          <table:table-cell table:style-name="ce11" table:number-columns-repeated="2"/>
          <table:table-cell table:style-name="ce12" table:formula="of:=[$'Input Data'.$B82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3">
          <table:table-cell table:style-name="ce11" office:value-type="string">
            <text:p><text:s/></text:p>
          </table:table-cell>
          <table:table-cell table:style-name="ce13" table:formula="of:=[$'Input Data'.$C11]" office:value-type="string" office:string-value="Fantasy Mushrooms">
            <text:p>Fantasy Mushrooms</text:p>
          </table:table-cell>
          <table:table-cell table:style-name="ce11" table:number-columns-repeated="2"/>
          <table:table-cell table:style-name="ce13" table:formula="of:=[$'Input Data'.$C12]" office:value-type="string" office:string-value="RICARDO &quot;EL MATADOR&quot; MAYORGA">
            <text:p>RICARDO "EL MATADOR" MAYORGA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21]" office:value-type="string" office:string-value="Uncle Steve">
            <text:p>Uncle Steve</text:p>
          </table:table-cell>
          <table:table-cell table:style-name="ce11" table:number-columns-repeated="2"/>
          <table:table-cell table:style-name="ce13" table:formula="of:=[$'Input Data'.$C22]" office:value-type="string" office:string-value="Lola Sketching">
            <text:p>Lola Sketching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31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32]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41]" office:value-type="float" office:value="0">
            <text:p>0</text:p>
          </table:table-cell>
          <table:table-cell table:style-name="ce11" table:number-columns-repeated="2"/>
          <table:table-cell table:style-name="ce13" table:formula="of:=[$'Input Data'.$C4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51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5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61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6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71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72]" office:value-type="string" office:string-value="  ">
            <text:p><text:s text:c="2"/>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3" table:formula="of:=[$'Input Data'.$C81]" office:value-type="string" office:string-value="  ">
            <text:p><text:s text:c="2"/></text:p>
          </table:table-cell>
          <table:table-cell table:style-name="ce11" table:number-columns-repeated="2"/>
          <table:table-cell table:style-name="ce13" table:formula="of:=[$'Input Data'.$C82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8">
          <table:table-cell table:style-name="ce11"/>
          <table:table-cell table:style-name="ce14" table:formula="of:=[$'Input Data'.$D11]" office:value-type="string" office:string-value="Mixed Media">
            <text:p>Mixed Media</text:p>
          </table:table-cell>
          <table:table-cell table:style-name="ce11" table:number-columns-repeated="2"/>
          <table:table-cell table:style-name="ce14" table:formula="of:=[$'Input Data'.$D12]" office:value-type="string" office:string-value="Oil">
            <text:p>Oil</text:p>
          </table:table-cell>
          <table:table-cell table:style-name="ce11" table:number-columns-repeated="2"/>
          <table:table-cell table:style-name="ce14" table:formula="of:=[$'Input Data'.$D21]" office:value-type="string" office:string-value="Oil">
            <text:p>Oil</text:p>
          </table:table-cell>
          <table:table-cell table:style-name="ce11" table:number-columns-repeated="2"/>
          <table:table-cell table:style-name="ce16" table:formula="of:=[$'Input Data'.$D2]" office:value-type="string" office:string-value="medium ">
            <text:p>medium </text:p>
          </table:table-cell>
          <table:table-cell table:style-name="ce11" table:number-columns-repeated="2"/>
          <table:table-cell table:style-name="ce14" table:formula="of:=[$'Input Data'.$D31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32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1]" office:value-type="float" office:value="0">
            <text:p>0</text:p>
          </table:table-cell>
          <table:table-cell table:style-name="ce11" table:number-columns-repeated="2"/>
          <table:table-cell table:style-name="ce14" table:formula="of:=[$'Input Data'.$D42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1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52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1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62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1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72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81]" office:value-type="string" office:string-value="  ">
            <text:p><text:s text:c="2"/></text:p>
          </table:table-cell>
          <table:table-cell table:style-name="ce11" table:number-columns-repeated="2"/>
          <table:table-cell table:style-name="ce14" table:formula="of:=[$'Input Data'.$D82]" office:value-type="string" office:string-value="  ">
            <text:p><text:s text:c="2"/></text:p>
          </table:table-cell>
          <table:table-cell table:style-name="ce11" table:number-columns-repeated="2"/>
          <table:table-cell table:number-columns-repeated="975"/>
        </table:table-row>
        <table:table-row table:style-name="ro11">
          <table:table-cell table:style-name="ce11" table:formula="of:=[.D16]+1" office:value-type="float" office:value="9">
            <text:p>9</text:p>
          </table:table-cell>
          <table:table-cell table:style-name="ce11"/>
          <table:table-cell table:style-name="ce15" table:formula="of:=[$'Input Data'.$E11]" office:value-type="string" office:string-value="$85">
            <text:p>$85</text:p>
          </table:table-cell>
          <table:table-cell table:style-name="ce11" table:formula="of:=[.A20]+1" office:value-type="float" office:value="10">
            <text:p>10</text:p>
          </table:table-cell>
          <table:table-cell table:style-name="ce11"/>
          <table:table-cell table:style-name="ce15" table:formula="of:=[$'Input Data'.$E12]" office:value-type="string" office:string-value="$ 2500.00">
            <text:p>$ 2500.00</text:p>
          </table:table-cell>
          <table:table-cell table:style-name="ce11" table:formula="of:=[.J16]+1" office:value-type="float" office:value="19">
            <text:p>19</text:p>
          </table:table-cell>
          <table:table-cell table:style-name="ce11"/>
          <table:table-cell table:style-name="ce15" table:formula="of:=[$'Input Data'.$E21]" office:value-type="string" office:string-value="$600">
            <text:p>$600</text:p>
          </table:table-cell>
          <table:table-cell table:style-name="ce11" table:formula="of:=[.G20]+1" office:value-type="float" office:value="20">
            <text:p>20</text:p>
          </table:table-cell>
          <table:table-cell table:style-name="ce11"/>
          <table:table-cell table:style-name="ce15" table:formula="of:=[$'Input Data'.$E22]" office:value-type="string" office:string-value="$600">
            <text:p>$600</text:p>
          </table:table-cell>
          <table:table-cell table:style-name="ce11" table:formula="of:=[.P16]+1" office:value-type="float" office:value="29">
            <text:p>29</text:p>
          </table:table-cell>
          <table:table-cell table:style-name="ce11"/>
          <table:table-cell table:style-name="ce15" table:formula="of:=[$'Input Data'.$E31]" office:value-type="float" office:value="0">
            <text:p>$0.00</text:p>
          </table:table-cell>
          <table:table-cell table:style-name="ce11" table:formula="of:=[.M20]+1" office:value-type="float" office:value="30">
            <text:p>30</text:p>
          </table:table-cell>
          <table:table-cell table:style-name="ce11"/>
          <table:table-cell table:style-name="ce15" table:formula="of:=[$'Input Data'.$E32]" office:value-type="float" office:value="0">
            <text:p>$0.00</text:p>
          </table:table-cell>
          <table:table-cell table:style-name="ce11" table:formula="of:=[.V16]+1" office:value-type="float" office:value="39">
            <text:p>39</text:p>
          </table:table-cell>
          <table:table-cell table:style-name="ce11"/>
          <table:table-cell table:style-name="ce15" table:formula="of:=[$'Input Data'.$E41]" office:value-type="float" office:value="0">
            <text:p>$0.00</text:p>
          </table:table-cell>
          <table:table-cell table:style-name="ce11" table:formula="of:=[.S20]+1" office:value-type="float" office:value="40">
            <text:p>40</text:p>
          </table:table-cell>
          <table:table-cell table:style-name="ce11"/>
          <table:table-cell table:style-name="ce15" table:formula="of:=[$'Input Data'.$E42]" office:value-type="float" office:value="0">
            <text:p>$0.00</text:p>
          </table:table-cell>
          <table:table-cell table:style-name="ce11" table:formula="of:=[.AB16]+1" office:value-type="float" office:value="49">
            <text:p>49</text:p>
          </table:table-cell>
          <table:table-cell table:style-name="ce11"/>
          <table:table-cell table:style-name="ce15" table:formula="of:=[$'Input Data'.$E51]" office:value-type="float" office:value="0">
            <text:p>$0.00</text:p>
          </table:table-cell>
          <table:table-cell table:style-name="ce11" table:formula="of:=[.Y20]+1" office:value-type="float" office:value="50">
            <text:p>50</text:p>
          </table:table-cell>
          <table:table-cell table:style-name="ce11"/>
          <table:table-cell table:style-name="ce15" table:formula="of:=[$'Input Data'.$E52]" office:value-type="float" office:value="0">
            <text:p>$0.00</text:p>
          </table:table-cell>
          <table:table-cell table:style-name="ce11" table:formula="of:=[.AH16]+1" office:value-type="float" office:value="59">
            <text:p>59</text:p>
          </table:table-cell>
          <table:table-cell table:style-name="ce11"/>
          <table:table-cell table:style-name="ce15" table:formula="of:=[$'Input Data'.$E61]" office:value-type="float" office:value="0">
            <text:p>$0.00</text:p>
          </table:table-cell>
          <table:table-cell table:style-name="ce11" table:formula="of:=[.AE20]+1" office:value-type="float" office:value="60">
            <text:p>60</text:p>
          </table:table-cell>
          <table:table-cell table:style-name="ce11"/>
          <table:table-cell table:style-name="ce15" table:formula="of:=[$'Input Data'.$E62]" office:value-type="float" office:value="0">
            <text:p>$0.00</text:p>
          </table:table-cell>
          <table:table-cell table:style-name="ce11" table:formula="of:=[.AN16]+1" office:value-type="float" office:value="69">
            <text:p>69</text:p>
          </table:table-cell>
          <table:table-cell table:style-name="ce11"/>
          <table:table-cell table:style-name="ce15" table:formula="of:=[$'Input Data'.$E71]" office:value-type="float" office:value="0">
            <text:p>$0.00</text:p>
          </table:table-cell>
          <table:table-cell table:style-name="ce11" table:formula="of:=[.AK20]+1" office:value-type="float" office:value="70">
            <text:p>70</text:p>
          </table:table-cell>
          <table:table-cell table:style-name="ce11"/>
          <table:table-cell table:style-name="ce15" table:formula="of:=[$'Input Data'.$E72]" office:value-type="float" office:value="0">
            <text:p>$0.00</text:p>
          </table:table-cell>
          <table:table-cell table:style-name="ce11" table:formula="of:=[.AT16]+1" office:value-type="float" office:value="79">
            <text:p>79</text:p>
          </table:table-cell>
          <table:table-cell table:style-name="ce11"/>
          <table:table-cell table:style-name="ce15" table:formula="of:=[$'Input Data'.$E81]" office:value-type="float" office:value="0">
            <text:p>$0.00</text:p>
          </table:table-cell>
          <table:table-cell table:style-name="ce11" table:formula="of:=[.AQ20]+1" office:value-type="float" office:value="80">
            <text:p>80</text:p>
          </table:table-cell>
          <table:table-cell table:style-name="ce11"/>
          <table:table-cell table:style-name="ce15" table:formula="of:=[$'Input Data'.$E72]" office:value-type="float" office:value="0">
            <text:p>$0.00</text:p>
          </table:table-cell>
          <table:table-cell table:style-name="ce15" table:formula="of:=[$'Input Data'.$E82]" office:value-type="float" office:value="0">
            <text:p>$0.00</text:p>
          </table:table-cell>
          <table:table-cell table:number-columns-repeated="975"/>
        </table:table-row>
        <table:table-row table:style-name="ro12" table:number-rows-repeated="980">
          <table:table-cell table:style-name="ce11" table:number-columns-repeated="49"/>
          <table:table-cell table:number-columns-repeated="97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number-style style:name="N120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5">01/05/2023</text:date>, <text:time>10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_20_Data" style:display-name="PageStyle_Input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W_20_LABELS" style:display-name="PageStyle_SHOW LABE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3-01-05T10:25:20.12</dc:date>
    <dc:creator>RJ Pinner</dc:creator>
    <meta:editing-duration>PT5M</meta:editing-duration>
    <meta:editing-cycles>1</meta:editing-cycles>
    <meta:document-statistic meta:table-count="2" meta:cell-count="1034" meta:object-count="0"/>
  </office:meta>
</office:document-meta>
</file>